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2_tasca_sessions.py</text:p>
      <text:p text:style-name="Standard"/>
      <text:p text:style-name="Standard">from flask import Flask, render_template, request, session</text:p>
      <text:p text:style-name="Standard">import numpy as np</text:p>
      <text:p text:style-name="Standard">app = Flask(__name__)</text:p>
      <text:p text:style-name="Standard">app.config['SECRET_KEY'] = 'mysecretkey'</text:p>
      <text:p text:style-name="Standard"/>
      <text:p text:style-name="Standard"/>
      <text:p text:style-name="Standard">def comprova(reserva,llista):</text:p>
      <text:p text:style-name="Standard"><text:tab/>retorno=0</text:p>
      <text:p text:style-name="Standard"><text:tab/>if reserva['telefon']=="":</text:p>
      <text:p text:style-name="Standard"><text:tab/><text:tab/>retorno="No has introduit el telefon"</text:p>
      <text:p text:style-name="Standard"><text:tab/>if reserva['nom']=="":</text:p>
      <text:p text:style-name="Standard"><text:tab/><text:tab/>retorno="No has introduit el nom"</text:p>
      <text:p text:style-name="Standard"><text:tab/>if not reserva['tipopista']:</text:p>
      <text:p text:style-name="Standard"><text:tab/><text:tab/>retorno="Indica el tipus de pista"</text:p>
      <text:p text:style-name="Standard"><text:tab/>if retorno==0:</text:p>
      <text:p text:style-name="Standard"><text:tab/><text:tab/>for r in llista:</text:p>
      <text:p text:style-name="Standard"><text:tab/><text:tab/><text:tab/><text:span text:style-name="T1">if r['dia']==reserva['dia'] and r['hora']==reserva['hora'] and r['tipopista']==reserva['tipopista']:</text:span></text:p>
      <text:p text:style-name="Standard"><text:tab/><text:tab/><text:tab/><text:tab/>retorno="Pista ya reservada"</text:p>
      <text:p text:style-name="Standard"><text:tab/>return retorno</text:p>
      <text:p text:style-name="Standard"/>
      <text:p text:style-name="Standard">def TaulaPistes(llista):</text:p>
      <text:p text:style-name="Standard"><text:tab/>taula=[]</text:p>
      <text:p text:style-name="Standard"><text:tab/>for fila in range(0,5):</text:p>
      <text:p text:style-name="Standard"><text:tab/><text:tab/>filaTemp=[]</text:p>
      <text:p text:style-name="Standard"><text:tab/><text:tab/>for columna in range(0,6):</text:p>
      <text:p text:style-name="Standard"><text:tab/><text:tab/><text:tab/>tempVal=""</text:p>
      <text:p text:style-name="Standard"><text:tab/><text:tab/><text:tab/>for reserva in llista:</text:p>
      <text:p text:style-name="Standard"><text:tab/><text:tab/><text:tab/><text:tab/>if int(reserva['dia'])==fila+1 and int(reserva['hora'])==columna+15:</text:p>
      <text:p text:style-name="Standard"><text:tab/><text:tab/><text:tab/><text:tab/><text:tab/>tempVal=tempVal+reserva['nom']+" ("+reserva['tipopista']+") "</text:p>
      <text:p text:style-name="Standard"><text:tab/><text:tab/><text:tab/>filaTemp.append(tempVal)</text:p>
      <text:p text:style-name="Standard"><text:tab/><text:tab/>taula.append(filaTemp)</text:p>
      <text:p text:style-name="Standard"><text:tab/>return taula</text:p>
      <text:p text:style-name="Standard"/>
      <text:p text:style-name="Standard">@app.route('/')</text:p>
      <text:p text:style-name="Standard">def index():</text:p>
      <text:p text:style-name="Standard"><text:tab/>return render_template('UT2_registre.html')</text:p>
      <text:p text:style-name="Standard"/>
      <text:p text:style-name="Standard">@app.route('/formulari')</text:p>
      <text:p text:style-name="Standard">def formulari():</text:p>
      <text:p text:style-name="Standard"><text:tab/>return render_template('UT2_registre.html')</text:p>
      <text:p text:style-name="Standard"/>
      <text:p text:style-name="Standard"/>
      <text:p text:style-name="P2"># This page will have the sign up form</text:p>
      <text:p text:style-name="Standard">@app.route('/reservar')</text:p>
      <text:p text:style-name="Standard">def reservar():</text:p>
      <text:p text:style-name="Standard"><text:tab/>if not session:</text:p>
      <text:p text:style-name="Standard"><text:tab/><text:tab/>session['reserves']=[]</text:p>
      <text:p text:style-name="Standard"><text:tab/>LlistaReserves=session['reserves']</text:p>
      <text:p text:style-name="Standard"><text:tab/>nom= request.args.get('nom')</text:p>
      <text:p text:style-name="Standard"><text:tab/>telefon= request.args.get('telefon')</text:p>
      <text:p text:style-name="Standard"><text:tab/>tipopista= request.args.get('tipopista')</text:p>
      <text:p text:style-name="Standard"><text:tab/>hora= request.args.get('hora')</text:p>
      <text:p text:style-name="Standard"><text:tab/>dia= request.args.get('dia')<text:tab/></text:p>
      <text:p text:style-name="Standard"><text:tab/>ReservaActual={'nom':nom,'telefon':telefon,'tipopista':tipopista,'hora':hora,'dia':dia}</text:p>
      <text:p text:style-name="Standard"><text:tab/>comp=comprova(ReservaActual,LlistaReserves)</text:p>
      <text:p text:style-name="Standard"><text:tab/>if comp==0:</text:p>
      <text:p text:style-name="Standard"><text:tab/><text:tab/>LlistaReserves.append(ReservaActual)</text:p>
      <text:p text:style-name="Standard"><text:tab/><text:tab/>session['reserves']=LlistaReserves</text:p>
      <text:p text:style-name="Standard"><text:tab/><text:tab/>taulaReserves=TaulaPistes(LlistaReserves)</text:p>
      <text:p text:style-name="Standard"><text:tab/><text:tab/>return render_template('UT2_reserves.html',res=LlistaReserves,taula=taulaReserves)</text:p>
      <text:p text:style-name="Standard"><text:tab/>else:</text:p>
      <text:p text:style-name="Standard"><text:tab/><text:tab/>return render_template('UT2_registre.html',alerta=comp)</text:p>
      <text:p text:style-name="Standard"/>
      <text:p text:style-name="Standard">@app.route('/reserves')</text:p>
      <text:p text:style-name="Standard">def reserves():</text:p>
      <text:p text:style-name="Standard"><text:tab/>if not session:</text:p>
      <text:p text:style-name="Standard"><text:tab/><text:tab/>session['reserves']=[]</text:p>
      <text:p text:style-name="Standard"><text:tab/>LlistaReserves=session['reserves']</text:p>
      <text:p text:style-name="Standard"><text:tab/>taulaReserves=TaulaPistes(LlistaReserves)</text:p>
      <text:p text:style-name="Standard"><text:tab/>return render_template('UT2_reserves.html',res=LlistaReserves,taula=taulaReserves)</text:p>
      <text:p text:style-name="Standard"/>
      <text:p text:style-name="Standard">if __name__ == '__main__':</text:p>
      <text:p text:style-name="Standard"><text:tab/>app.run(debug=True)</text:p>
      <text:p text:style-name="Standard"/>
      <text:p text:style-name="Standard"/>
      <text:p text:style-name="P3">UT2_registre.html</text:p>
      <text:p text:style-name="Standard"/>
      <text:p text:style-name="Standard"/>
      <text:p text:style-name="Standard">&lt;!doctype html&gt;</text:p>
      <text:p text:style-name="Standard">&lt;html lang="en"&gt;</text:p>
      <text:p text:style-name="Standard"><text:s text:c="2"/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, shrink-to-fit=no"&gt;</text:p>
      <text:p text:style-name="Standard"/>
      <text:p text:style-name="Standard"><text:s text:c="4"/>&lt;!-- Bootstrap CSS --&gt;</text:p>
      <text:p text:style-name="Standard"><text:s text:c="4"/>&lt;link rel="stylesheet" href="https://stackpath.bootstrapcdn.com/bootstrap/4.5.2/css/bootstrap.min.css" integrity="sha384-JcKb8q3iqJ61gNV9KGb8thSsNjpSL0n8PARn9HuZOnIxN0hoP+VmmDGMN5t9UJ0Z" crossorigin="anonymous"&gt;</text:p>
      <text:p text:style-name="Standard"/>
      <text:p text:style-name="Standard"><text:s text:c="4"/>&lt;title&gt;Tasca DWES2 - Gimnàs&lt;/title&gt;</text:p>
      <text:p text:style-name="Standard"><text:s text:c="2"/>&lt;/head&gt;</text:p>
      <text:p text:style-name="Standard"><text:s text:c="2"/>&lt;body&gt;</text:p>
      <text:p text:style-name="Standard"><text:s text:c="4"/>&lt;h1&gt;Tasca DWES2 - Gimnàs&lt;/h1&gt;</text:p>
      <text:p text:style-name="Standard"><text:s text:c="4"/>&lt;div class="alert alert-secondary" role="alert"&gt;</text:p>
      <text:p text:style-name="Standard"><text:s text:c="6"/>&lt;div class="row"&gt;</text:p>
      <text:p text:style-name="Standard"><text:s text:c="8"/>&lt;div class="col-sm-2"&gt;</text:p>
      <text:p text:style-name="Standard"><text:s text:c="10"/>&lt;form action="{{url_for('formulari')}}" method="get"&gt;</text:p>
      <text:p text:style-name="Standard"><text:s text:c="12"/>&lt;button type="submit" class="btn btn-primary"&gt;Reservar pista&lt;/button&gt;</text:p>
      <text:p text:style-name="Standard"><text:s text:c="10"/>&lt;/form&gt;</text:p>
      <text:p text:style-name="Standard"><text:s text:c="8"/>&lt;/div&gt;</text:p>
      <text:p text:style-name="Standard"><text:s text:c="8"/>&lt;div class="col-sm-2"&gt;</text:p>
      <text:p text:style-name="Standard"><text:s text:c="10"/>&lt;form action="{{url_for('reserves')}}" method="get"&gt;</text:p>
      <text:p text:style-name="Standard"><text:s text:c="12"/>&lt;button type="submit" class="btn btn-light"&gt;Veure Reserves &lt;/button&gt;</text:p>
      <text:p text:style-name="Standard"><text:s text:c="10"/>&lt;/form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4"/>{% if alerta %}</text:p>
      <text:p text:style-name="Standard"><text:s text:c="6"/>&lt;div class="alert alert-danger" role="danger"&gt;</text:p>
      <text:p text:style-name="Standard"><text:s text:c="8"/>{{alerta}}</text:p>
      <text:p text:style-name="Standard"><text:s text:c="6"/>&lt;/div&gt;</text:p>
      <text:p text:style-name="Standard"><text:s text:c="4"/>{% endif %}</text:p>
      <text:p text:style-name="Standard"/>
      <text:p text:style-name="Standard"><text:s text:c="8"/>&lt;div class="row"&gt;</text:p>
      <text:p text:style-name="Standard"><text:s text:c="8"/>&lt;div class="col-sm-4"&gt;</text:p>
      <text:p text:style-name="Standard"><text:s text:c="4"/>&lt;form name="reserva" method="get" action="{{url_for('reservar')}}"&gt;</text:p>
      <text:p text:style-name="Standard"><text:s text:c="10"/>&lt;h2&gt; Reserva pista&lt;/h2&gt;</text:p>
      <text:p text:style-name="Standard"><text:s text:c="6"/>&lt;p&gt;</text:p>
      <text:p text:style-name="Standard"><text:s text:c="8"/>&lt;label for="dia"&gt;Dia:&lt;/label&gt;</text:p>
      <text:p text:style-name="Standard"><text:s text:c="8"/>&lt;select class="form-select" id="dia" name="dia"&gt;</text:p>
      <text:p text:style-name="Standard"><text:s text:c="10"/>&lt;option value="1"&gt;Dilluns&lt;/option&gt;</text:p>
      <text:p text:style-name="Standard"><text:s text:c="10"/>&lt;option value="2"&gt;Dimarts&lt;/option&gt;</text:p>
      <text:p text:style-name="Standard"><text:s text:c="10"/>&lt;option value="3"&gt;Dimecres&lt;/option&gt;</text:p>
      <text:p text:style-name="Standard"><text:s text:c="10"/>&lt;option value="4"&gt;Dijous&lt;/option&gt;</text:p>
      <text:p text:style-name="Standard"><text:s text:c="10"/>&lt;option value="5"&gt;Divendres&lt;/option&gt;</text:p>
      <text:p text:style-name="Standard"><text:s text:c="8"/>&lt;/select&gt;</text:p>
      <text:p text:style-name="Standard"/>
      <text:p text:style-name="P2"><text:s text:c="8"/>&lt;label for="hora"&gt;Hora:&lt;/label&gt;</text:p>
      <text:p text:style-name="Standard"><text:s text:c="8"/>&lt;input type="number" step="1" max="20" min="15" name="hora" id="hora" required&gt;</text:p>
      <text:p text:style-name="Standard"><text:s text:c="4"/>&lt;/p&gt;</text:p>
      <text:p text:style-name="Standard"><text:s text:c="4"/>&lt;div class="form-check form-check-inline"&gt;</text:p>
      <text:p text:style-name="Standard"><text:s text:c="2"/>&lt;input class="form-check-input" type="radio" name="tipopista" id="tipopista1" value="exterior"&gt;</text:p>
      <text:p text:style-name="Standard"><text:s text:c="2"/>&lt;label class="form-check-label" for="tipopista1"&gt;Exterior&lt;/label&gt;</text:p>
      <text:p text:style-name="Standard">&lt;/div&gt;</text:p>
      <text:p text:style-name="Standard">&lt;div class="form-check form-check-inline"&gt;</text:p>
      <text:p text:style-name="Standard"><text:s text:c="2"/>&lt;input class="form-check-input" type="radio" name="tipopista" id="tipopista2" value="coberta"&gt;</text:p>
      <text:p text:style-name="Standard"><text:s text:c="2"/>&lt;label class="form-check-label" for="tipopista2"&gt;Coberta&lt;/label&gt;</text:p>
      <text:p text:style-name="Standard">&lt;/div&gt;</text:p>
      <text:p text:style-name="Standard"/>
      <text:p text:style-name="Standard"><text:s text:c="4"/>&lt;h2&gt; Usuari&lt;/h2&gt;</text:p>
      <text:p text:style-name="Standard"><text:s text:c="4"/>&lt;p&gt;</text:p>
      <text:p text:style-name="Standard"><text:s text:c="6"/>&lt;label for="nom"&gt;Nom i llinatges&lt;/label&gt;</text:p>
      <text:p text:style-name="Standard"><text:s text:c="6"/>&lt;input type="text" name="nom" id="nom"&gt;</text:p>
      <text:p text:style-name="Standard"><text:s text:c="4"/>&lt;/p&gt;</text:p>
      <text:p text:style-name="Standard"><text:s text:c="8"/>&lt;p&gt;</text:p>
      <text:p text:style-name="Standard"><text:s text:c="6"/>&lt;label for="telefon"&gt;Telèfon&lt;/label&gt;</text:p>
      <text:p text:style-name="Standard"><text:s text:c="6"/>&lt;input type="number" name="telefon" id="telefon"&gt;</text:p>
      <text:p text:style-name="Standard"><text:s text:c="4"/>&lt;/p&gt;</text:p>
      <text:p text:style-name="Standard"/>
      <text:p text:style-name="Standard"/>
      <text:p text:style-name="Standard"><text:s text:c="4"/>&lt;div style="text-align: center"&gt;</text:p>
      <text:p text:style-name="Standard"><text:s text:c="8"/>&lt;input type="submit" value="Enviar" name="enviar" style="margin-right: 5px; width: 60px; height:30px; font-weight: bold"&gt;</text:p>
      <text:p text:style-name="Standard"><text:s text:c="8"/>&lt;input type="reset" value="Limpiar" style="width: 60px; height:30px; font-weight: bold"&gt;</text:p>
      <text:p text:style-name="Standard"><text:s text:c="4"/>&lt;/div&gt;</text:p>
      <text:p text:style-name="Standard">&lt;/form&gt;</text:p>
      <text:p text:style-name="Standard"><text:s text:c="2"/>&lt;/div&gt;</text:p>
      <text:p text:style-name="Standard"><text:s text:c="2"/>&lt;/div&gt;</text:p>
      <text:p text:style-name="Standard"><text:s text:c="4"/>&lt;!-- Optional JavaScript --&gt;</text:p>
      <text:p text:style-name="Standard"><text:s text:c="4"/>&lt;!-- jQuery first, then Popper.js, then Bootstrap JS --&gt;</text:p>
      <text:p text:style-name="Standard"><text:s text:c="4"/>&lt;script src="https://code.jquery.com/jquery-3.5.1.slim.min.js" integrity="sha384-DfXdz2htPH0lsSSs5nCTpuj/zy4C+OGpamoFVy38MVBnE+IbbVYUew+OrCXaRkfj" crossorigin="anonymous"&gt;&lt;/script&gt;</text:p>
      <text:p text:style-name="Standard"><text:s text:c="4"/>&lt;script src="https://cdn.jsdelivr.net/npm/popper.js@1.16.1/dist/umd/popper.min.js" integrity="sha384-9/reFTGAW83EW2RDu2S0VKaIzap3H66lZH81PoYlFhbGU+6BZp6G7niu735Sk7lN" crossorigin="anonymous"&gt;&lt;/script&gt;</text:p>
      <text:p text:style-name="Standard"><text:s text:c="4"/>&lt;script src="https://stackpath.bootstrapcdn.com/bootstrap/4.5.2/js/bootstrap.min.js" integrity="sha384-B4gt1jrGC7Jh4AgTPSdUtOBvfO8shuf57BaghqFfPlYxofvL8/KUEfYiJOMMV+rV" crossorigin="anonymous"&gt;&lt;/script&gt;</text:p>
      <text:p text:style-name="Standard"><text:s text:c="2"/>&lt;/body&gt;</text:p>
      <text:p text:style-name="Standard">&lt;/html&gt;</text:p>
      <text:p text:style-name="Standard"/>
      <text:p text:style-name="P3">UT2_reserves.html</text:p>
      <text:p text:style-name="Standard"/>
      <text:p text:style-name="Standard"/>
      <text:p text:style-name="Standard">&lt;!doctype html&gt;</text:p>
      <text:p text:style-name="Standard">&lt;html lang="en"&gt;</text:p>
      <text:p text:style-name="Standard"><text:s text:c="2"/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, shrink-to-fit=no"&gt;</text:p>
      <text:p text:style-name="Standard"/>
      <text:p text:style-name="Standard"><text:s text:c="4"/>&lt;!-- Bootstrap CSS --&gt;</text:p>
      <text:p text:style-name="Standard"><text:s text:c="4"/>&lt;link rel="stylesheet" href="https://stackpath.bootstrapcdn.com/bootstrap/4.5.2/css/bootstrap.min.css" integrity="sha384-JcKb8q3iqJ61gNV9KGb8thSsNjpSL0n8PARn9HuZOnIxN0hoP+VmmDGMN5t9UJ0Z" crossorigin="anonymous"&gt;</text:p>
      <text:p text:style-name="Standard"/>
      <text:p text:style-name="Standard"><text:s text:c="4"/>&lt;title&gt;Tasca DWES2 - Gimnàs&lt;/title&gt;</text:p>
      <text:p text:style-name="Standard"><text:s text:c="2"/>&lt;/head&gt;</text:p>
      <text:p text:style-name="Standard"><text:s text:c="2"/>&lt;body&gt;</text:p>
      <text:p text:style-name="Standard"><text:s text:c="4"/>&lt;h1&gt;Tasca DWES2 - Gimnàs&lt;/h1&gt;</text:p>
      <text:p text:style-name="Standard"><text:s text:c="4"/>&lt;div class="alert alert-secondary" role="alert"&gt;</text:p>
      <text:p text:style-name="Standard"><text:s text:c="6"/>&lt;div class="row"&gt;</text:p>
      <text:p text:style-name="Standard"><text:s text:c="8"/>&lt;div class="col-sm-2"&gt;</text:p>
      <text:p text:style-name="Standard"><text:s text:c="10"/>&lt;form action="{{url_for('formulari')}}" method="get"&gt;</text:p>
      <text:p text:style-name="Standard"><text:s text:c="12"/>&lt;button type="submit" class="btn btn-light"&gt;Reservar pista&lt;/button&gt;</text:p>
      <text:p text:style-name="Standard"><text:s text:c="10"/>&lt;/form&gt;</text:p>
      <text:p text:style-name="Standard"><text:s text:c="8"/>&lt;/div&gt;</text:p>
      <text:p text:style-name="Standard"><text:s text:c="8"/>&lt;div class="col-sm-2"&gt;</text:p>
      <text:p text:style-name="Standard"><text:s text:c="10"/>&lt;form action="{{url_for('reserves')}}" method="get"&gt;</text:p>
      <text:p text:style-name="Standard"><text:s text:c="12"/>&lt;button type="submit" class="btn btn-primary"&gt;Veure Reserves &lt;/button&gt;</text:p>
      <text:p text:style-name="Standard"><text:s text:c="10"/>&lt;/form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/>
      <text:p text:style-name="Standard"/>
      <text:p text:style-name="P2"><text:s text:c="4"/>&lt;h2&gt; Opció senzilla&lt;/h2&gt;</text:p>
      <text:p text:style-name="Standard"><text:s text:c="2"/>&lt;div class="row"&gt;</text:p>
      <text:p text:style-name="Standard"><text:s text:c="4"/>&lt;div class="col-sm-4"&gt;</text:p>
      <text:p text:style-name="Standard"><text:s text:c="6"/>{% for r in res %}</text:p>
      <text:p text:style-name="Standard"><text:s text:c="2"/>&lt;table class="table table-bordered table-sm"&gt;</text:p>
      <text:p text:style-name="Standard"><text:s text:c="4"/>&lt;tbody&gt;</text:p>
      <text:p text:style-name="Standard"><text:s text:c="6"/>&lt;tr&gt;</text:p>
      <text:p text:style-name="Standard"><text:s text:c="8"/>&lt;td&gt;Dia&lt;/td&gt;</text:p>
      <text:p text:style-name="Standard"><text:s text:c="8"/>&lt;th scope="row"&gt;{{r['dia']}}&lt;/th&gt; <text:s text:c="6"/></text:p>
      <text:p text:style-name="Standard"><text:s text:c="8"/>&lt;td&gt;Hora&lt;/td&gt;</text:p>
      <text:p text:style-name="Standard"><text:s text:c="8"/>&lt;th scope="row"&gt;{{r['hora']}}&lt;/th&gt;</text:p>
      <text:p text:style-name="Standard"><text:s text:c="8"/>&lt;td&gt;Tipus&lt;/td&gt;</text:p>
      <text:p text:style-name="Standard"><text:s text:c="8"/>&lt;th scope="row"&gt;{{r['tipopista']}}&lt;/th&gt;</text:p>
      <text:p text:style-name="Standard"><text:s text:c="6"/>&lt;/tr&gt;</text:p>
      <text:p text:style-name="Standard"><text:s text:c="6"/>&lt;tr&gt;</text:p>
      <text:p text:style-name="Standard"><text:s text:c="8"/>&lt;td&gt;Usuari&lt;/td&gt;</text:p>
      <text:p text:style-name="Standard"><text:s text:c="8"/>&lt;th scope="row" colspan="3"&gt;{{r['nom']}}&lt;/th&gt; </text:p>
      <text:p text:style-name="Standard"><text:s text:c="9"/>&lt;td&gt;Telefon&lt;/td&gt;</text:p>
      <text:p text:style-name="Standard"><text:s text:c="8"/>&lt;th scope="row"&gt;{{r['telefon']}}&lt;/th&gt; <text:s text:c="6"/></text:p>
      <text:p text:style-name="Standard"><text:s text:c="6"/>&lt;/tr&gt;</text:p>
      <text:p text:style-name="Standard"><text:s text:c="4"/>&lt;/tbody&gt;</text:p>
      <text:p text:style-name="Standard"><text:s text:c="2"/>&lt;/table&gt;</text:p>
      <text:p text:style-name="Standard"><text:s text:c="4"/>{% endfor %}</text:p>
      <text:p text:style-name="Standard"><text:s text:c="4"/></text:p>
      <text:p text:style-name="Standard"/>
      <text:p text:style-name="Standard">&lt;/div&gt;&lt;/div&gt;</text:p>
      <text:p text:style-name="Standard"/>
      <text:p text:style-name="Standard"><text:s text:c="3"/>&lt;h2&gt; Opció avançada&lt;/h2&gt;</text:p>
      <text:p text:style-name="Standard"><text:s text:c="2"/>&lt;div class="row"&gt;</text:p>
      <text:p text:style-name="Standard"><text:s text:c="4"/>&lt;div class="col-sm-4"&gt;</text:p>
      <text:p text:style-name="Standard"><text:s text:c="2"/>&lt;table class="table table-bordered table-sm"&gt;</text:p>
      <text:p text:style-name="Standard"><text:s text:c="4"/>&lt;thead&gt;&lt;th&gt;&lt;/th&gt;&lt;th&gt;Dilluns&lt;/th&gt;&lt;th&gt;Dimarts&lt;/th&gt;&lt;th&gt;Dimecres&lt;/th&gt;&lt;th&gt;Dijous&lt;/th&gt;&lt;th&gt;Divendres&lt;/th&gt;&lt;/thead&gt;</text:p>
      <text:p text:style-name="Standard"><text:s text:c="4"/>&lt;tbody&gt;</text:p>
      <text:p text:style-name="Standard"><text:s text:c="6"/>{% for fil in range(0,6) %}</text:p>
      <text:p text:style-name="Standard"><text:s text:c="8"/>&lt;tr&gt;&lt;th&gt;{{fil+15}}:00&lt;/th&gt; <text:s text:c="9"/></text:p>
      <text:p text:style-name="Standard"><text:s text:c="10"/>{% for col in range(0,5) %}</text:p>
      <text:p text:style-name="Standard"><text:s text:c="12"/>&lt;td&gt;{{taula[col][fil]}}&lt;/td&gt;</text:p>
      <text:p text:style-name="Standard"><text:s text:c="10"/>{% endfor %}</text:p>
      <text:p text:style-name="Standard"><text:s text:c="10"/>&lt;/tr&gt;</text:p>
      <text:p text:style-name="Standard"><text:s text:c="6"/>{% endfor %}</text:p>
      <text:p text:style-name="Standard"><text:s text:c="4"/>&lt;/tbody&gt;</text:p>
      <text:p text:style-name="Standard"><text:s text:c="2"/>&lt;/table&gt;</text:p>
      <text:p text:style-name="Standard">&lt;/div&gt;</text:p>
      <text:p text:style-name="Standard">&lt;/div&gt;</text:p>
      <text:p text:style-name="Standard"/>
      <text:p text:style-name="Standard"/>
      <text:p text:style-name="Standard"/>
      <text:p text:style-name="Standard"/>
      <text:p text:style-name="P2"><text:s text:c="4"/>&lt;!-- Optional JavaScript --&gt;</text:p>
      <text:p text:style-name="Standard"><text:s text:c="4"/>&lt;!-- jQuery first, then Popper.js, then Bootstrap JS --&gt;</text:p>
      <text:p text:style-name="Standard"><text:s text:c="4"/>&lt;script src="https://code.jquery.com/jquery-3.5.1.slim.min.js" integrity="sha384-DfXdz2htPH0lsSSs5nCTpuj/zy4C+OGpamoFVy38MVBnE+IbbVYUew+OrCXaRkfj" crossorigin="anonymous"&gt;&lt;/script&gt;</text:p>
      <text:p text:style-name="Standard"><text:s text:c="4"/>&lt;script src="https://cdn.jsdelivr.net/npm/popper.js@1.16.1/dist/umd/popper.min.js" integrity="sha384-9/reFTGAW83EW2RDu2S0VKaIzap3H66lZH81PoYlFhbGU+6BZp6G7niu735Sk7lN" crossorigin="anonymous"&gt;&lt;/script&gt;</text:p>
      <text:p text:style-name="Standard"><text:s text:c="4"/>&lt;script src="https://stackpath.bootstrapcdn.com/bootstrap/4.5.2/js/bootstrap.min.js" integrity="sha384-B4gt1jrGC7Jh4AgTPSdUtOBvfO8shuf57BaghqFfPlYxofvL8/KUEfYiJOMMV+rV" crossorigin="anonymous"&gt;&lt;/script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54:21.624544346</meta:creation-date>
    <meta:print-date>2022-11-27T20:01:51.311258869</meta:print-date>
    <dc:date>2022-11-27T20:04:01.149713450</dc:date>
    <meta:editing-duration>PT9M40S</meta:editing-duration>
    <meta:editing-cycles>1</meta:editing-cycles>
    <meta:document-statistic meta:table-count="0" meta:image-count="0" meta:object-count="0" meta:page-count="7" meta:paragraph-count="220" meta:word-count="562" meta:character-count="8353" meta:non-whitespace-character-count="7094"/>
    <meta:generator>LibreOffice/7.0.4.2$Linux_X86_64 LibreOffice_project/00$Build-2</meta:generator>
  </office:meta>
</office:document-meta>
</file>